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20125198364258" calcext:value-type="float">
            <text:p>-2.20125198364258</text:p>
          </table:table-cell>
          <table:table-cell office:value-type="float" office:value="-0.0197389852255583" calcext:value-type="float">
            <text:p>-0.01973898522555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45909881591797" calcext:value-type="float">
            <text:p>-1.45909881591797</text:p>
          </table:table-cell>
          <table:table-cell office:value-type="float" office:value="-1.52982151508331" calcext:value-type="float">
            <text:p>-1.529821515083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7592318058014" calcext:value-type="float">
            <text:p>1.47592318058014</text:p>
          </table:table-cell>
          <table:table-cell office:value-type="float" office:value="-1.52748191356659" calcext:value-type="float">
            <text:p>-1.527481913566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9240550994873" calcext:value-type="float">
            <text:p>1.89240550994873</text:p>
          </table:table-cell>
          <table:table-cell office:value-type="float" office:value="-0.584776937961578" calcext:value-type="float">
            <text:p>-0.5847769379615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0757682323456" calcext:value-type="float">
            <text:p>1.00757682323456</text:p>
          </table:table-cell>
          <table:table-cell office:value-type="float" office:value="-0.578288614749908" calcext:value-type="float">
            <text:p>-0.5782886147499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4151475429535" calcext:value-type="float">
            <text:p>0.554151475429535</text:p>
          </table:table-cell>
          <table:table-cell office:value-type="float" office:value="-0.298096090555191" calcext:value-type="float">
            <text:p>-0.2980960905551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67380368709564" calcext:value-type="float">
            <text:p>0.567380368709564</text:p>
          </table:table-cell>
          <table:table-cell office:value-type="float" office:value="1.15503895282745" calcext:value-type="float">
            <text:p>1.155038952827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8161628246307" calcext:value-type="float">
            <text:p>0.358161628246307</text:p>
          </table:table-cell>
          <table:table-cell office:value-type="float" office:value="1.91020929813385" calcext:value-type="float">
            <text:p>1.910209298133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864729762077332" calcext:value-type="float">
            <text:p>-0.864729762077332</text:p>
          </table:table-cell>
          <table:table-cell office:value-type="float" office:value="1.86607229709625" calcext:value-type="float">
            <text:p>1.86607229709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93575692176819" calcext:value-type="float">
            <text:p>-1.93575692176819</text:p>
          </table:table-cell>
          <table:table-cell office:value-type="float" office:value="0.822133958339691" calcext:value-type="float">
            <text:p>0.8221339583396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00:10:32.777259853</meta:creation-date>
    <dc:date>2024-10-01T00:15:54.677877717</dc:date>
    <meta:editing-duration>PT5M21S</meta:editing-duration>
    <meta:editing-cycles>4</meta:editing-cycles>
    <meta:generator>LibreOffice/7.3.7.2$Linux_X86_64 LibreOffice_project/30$Build-2</meta:generator>
    <meta:document-statistic meta:table-count="1" meta:cell-count="33" meta:object-count="0"/>
  </office:meta>
</office:document-meta>
</file>